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q20161205</text:p>
      <text:p text:style-name="Standard"/>
      <text:p text:style-name="Standard">jquery rain</text:p>
      <text:p text:style-name="Standard"/>
      <text:p text:style-name="Standard">Floating.js</text:p>
      <text:p text:style-name="Standard"/>
      <text:p text:style-name="Standard">lace patterns in css</text:p>
      <text:p text:style-name="Standard"/>
      <text:p text:style-name="Standard">amCharts weather maps</text:p>
      <text:p text:style-name="Standard"/>
      <text:p text:style-name="Standard">slidebox: jquery sliding boxes</text:p>
      <text:p text:style-name="Standard"/>
      <text:p text:style-name="Standard">jquery plugins</text:p>
      <text:p text:style-name="Standard"/>
      <text:p text:style-name="Standard">jquery.com</text:p>
      <text:p text:style-name="Standard"/>
      <text:p text:style-name="Standard">jquery categories</text:p>
      <text:p text:style-name="Standard"/>
      <text:p text:style-name="Standard">multi-level accordion menu – an nordered list</text:p>
      <text:p text:style-name="Standard"/>
      <text:p text:style-name="Standard">js modernizser.js</text:p>
      <text:p text:style-name="Standard"/>
      <text:p text:style-name="Standard">border effects</text:p>
      <text:p text:style-name="Standard"/>
      <text:p text:style-name="Standard">background effects</text:p>
      <text:p text:style-name="Standard"/>
      <text:p text:style-name="Standard">input with label effects</text:p>
      <text:p text:style-name="Standard"/>
      <text:p text:style-name="Standard">css3.com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05T15:32:48.65</meta:creation-date>
    <dc:date>2016-12-05T17:21:26.54</dc:date>
    <meta:editing-duration>PT1H48M35S</meta:editing-duration>
    <meta:editing-cycles>18</meta:editing-cycles>
    <meta:generator>OpenOffice/4.1.2$Win32 OpenOffice.org_project/412m3$Build-9782</meta:generator>
    <meta:document-statistic meta:table-count="0" meta:image-count="0" meta:object-count="0" meta:page-count="1" meta:paragraph-count="15" meta:word-count="38" meta:character-count="270"/>
  </office:meta>
</office:document-meta>
</file>